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8D59B0000B08F00004501338AA19B278CE9E2.svg" manifest:media-type="image/svg+xml"/>
  <manifest:file-entry manifest:full-path="Pictures/100002010000046B000001BACEBA8C1C512FB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38cm, 3.777cm, 8.754cm, 38.37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848cm" svg:height="22.352cm" svg:x="3.286cm" svg:y="2.524cm">
          <draw:image xlink:href="Pictures/1008D59B0000B08F00004501338AA19B278CE9E2.svg" xlink:type="simple" xlink:show="embed" xlink:actuate="onLoad" loext:mime-type="image/svg+xml">
            <text:p/>
          </draw:image>
          <draw:image xlink:href="Pictures/100002010000046B000001BACEBA8C1C512FB82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16:27:22.410000000</meta:creation-date>
    <dc:date>2020-04-23T16:28:22.098000000</dc:date>
    <meta:editing-duration>PT59S</meta:editing-duration>
    <meta:editing-cycles>1</meta:editing-cycles>
    <meta:document-statistic meta:object-count="1"/>
    <meta:generator>LibreOffice/6.2.4.2$Windows_X86_64 LibreOffice_project/2412653d852ce75f65fbfa83fb7e7b669a126d64</meta:generator>
  </office:meta>
</office:document-meta>
</file>